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2" table:default-cell-style-name="ce4"/>
        <table:table-row table:style-name="ro1">
          <table:table-cell table:style-name="ce4"/>
          <table:table-cell table:style-name="ce7" office:value-type="string" calcext:value-type="string">
            <text:p>Makeup expense, yens</text:p>
          </table:table-cell>
          <table:table-cell table:style-name="ce6" office:value-type="string" calcext:value-type="string">
            <text:p>Clothing expense, yens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00" calcext:value-type="float">
            <text:p>3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2000" calcext:value-type="float">
            <text:p>1200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7000" calcext:value-type="float">
            <text:p>7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6000" calcext:value-type="float">
            <text:p>6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10000" calcext:value-type="float">
            <text:p>100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2">
          <table:table-cell table:style-name="ce4"/>
          <table:table-cell table:number-columns-repeated="2"/>
        </table:table-row>
        <table:table-row table:style-name="ro3">
          <table:table-cell table:style-name="ce4"/>
          <table:table-cell table:number-columns-repeated="2"/>
        </table:table-row>
        <table:table-row table:style-name="ro4">
          <table:table-cell table:style-name="ce6" office:value-type="string" calcext:value-type="string">
            <text:p>Linear correlation coefficient</text:p>
          </table:table-cell>
          <table:table-cell table:style-name="ce8" table:formula="of:=CORREL([.B2:.B11];[.C2:.C11])" office:value-type="float" office:value="0.968019612860768" calcext:value-type="float">
            <text:p>0.9680196128607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2:32:09.885388815</meta:creation-date>
    <dc:date>2023-06-20T20:12:45.026069342</dc:date>
    <meta:editing-duration>PT17M39S</meta:editing-duration>
    <meta:editing-cycles>2</meta:editing-cycles>
    <meta:generator>LibreOffice/7.5.4.2$Linux_X86_64 LibreOffice_project/50$Build-2</meta:generator>
    <meta:document-statistic meta:table-count="1" meta:cell-count="34" meta:object-count="0"/>
  </office:meta>
</office:document-meta>
</file>